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level-style-number text:level="2" text:style-name="Numbering_20_Symbols" style:num-format="1" text:start-value="1" style:num-suffix=".">
        <style:list-level-properties text:space-before="0.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level-style-number text:level="11" text:style-name="Numbering_20_Symbols" style:num-format="1" text:start-value="1" style:num-suffix=".">
        <style:list-level-properties text:space-before="2.7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office:automatic-styles>
  <office:body>
    <office:text>
      <text:p text:style-name="Text_20_body">no_feed_settings : You haven\'t set the country and the sources for the feed yet. You have to do it in order for the feed to start displaying, and you can change it any time later in the settings. set_password_body : Your password must be at least 8 characters long and must contain at least one digit and one capital letter\n hours : hours set_password_title : Set your password title_activity_about : Licences hour : hour search_query_needs_to_be_at_least : The search query needs to be at least 3 characters long my_checklists : My Checklists slide : "Slide " section1_tab_title2 : Case Study ok : OK cancel : Cancel search : Search yes : Yes skip_password_warning : Are you sure you want to continue using the app without setting the password?\n\nThis significantly diminishes your safety in regards with any identifiable data you input into Umbrella found_for_this_query : found for this query incorrect_password : Password incorrect. Please try again. checklist : Checklist feeds : Dashboard action_export_checklist : Share checklist feed_location_label : Set the location for your feeds current_location : Current location check_lists_total : Check lists total star_this_checklist : Star this checklist to make it one of your favourites\n\nClick here to share checklist open_drawer : Open title_activity_search : Search results tour_slide_2_text : Get advice on everything from sending a secure email to safe travel mark_off_tasks : Mark off tasks as you complete them\n\nHold down on a task to delete or disable it content_reset_to_default : Content reset to default click_here_to_change_level : Click here to change level expert : Expert action_settings : Settings password_one_small : Password must have at least one small letter add_own_checklist_item : Add your own checklist item\n view_all_checlists : View all the checklists you’ve started and see your progress licences : Licences no : No refresh_interval_feeds : Refresh interval for feeds delete : Delete btn_skip : Accept set_password : Set password total_done : Total done navigation_drawer_open : Open navigation drawer login_password : Log in with your password refresh_umbrella_data : Refresh from the server section1_tab_title3 : Checklist set_location : Your location checking_for_updates : Checking for updates my_security : My Security log_out : Log out password_too_short : Password too short licences_html :</text:p>
      <text:h text:style-name="Heading_20_2" text:outline-level="2">CONTRIBUTING LICENCES</text:h>
      <text:p text:style-name="First_20_paragraph">Umbrella is a community project and could not have been created without the incredible work of many people and partners – especially those who helped provide content and code. We can’t thank you all enough. We’ve done our best to make sure all the licences and credit for your hard work are included here but if we made a mistake please let us know at legal@secfirst.org</text:p>
      <text:list text:style-name="L1">
        <text:list-item>
          <text:p text:style-name="P1">Surveillance Self Defence” by Electronic Frontier Foundation. Creative Commons Attribution 3.0. (2014). Surveillance Self Defense. Available at https://ssd.eff.org</text:p>
        </text:list-item>
        <text:list-item>
          <text:p text:style-name="P1">SQLCipher by The Guardian Project. The Android support libraries are licensed under Apache 2.0, in line with the Android OS code on which they are based. The SQLCipher code itself is licensed under a BSD-style license from Zetetic LLC. Finally, the original SQLite code itself is in the public domain. Available at https://guardianproject.info/code/sqlcipher/</text:p>
        </text:list-item>
        <text:list-item>
          <text:p text:style-name="P1">Tactical Technology Collective &amp; Frontline Defenders. Security in a Box. Available at https://securityinabox.org Creative Commons Attribution-Share Alike 3.0 Unported License.</text:p>
        </text:list-item>
        <text:list-item>
          <text:p text:style-name="P1">Humanitarian Practice Network. (2010) Good Practice Review Number 8: Operational security management in violent environments (Revised Ed.). Overseas Development Institute. Available at: http://www.odihpn.org Proprietry. © Overseas Development Institute, London, 2010.</text:p>
        </text:list-item>
        <text:list-item>
          <text:p text:style-name="P1">2004 CARE International - Safety and Security Handbook. Proprietry. Copyright © 2004 Cooperative for Assistance and Relief Everywhere, Inc. (CARE). All rights reserved.</text:p>
        </text:list-item>
        <text:list-item>
          <text:p text:style-name="P1">ECHO Generic Security Guide for Humanitarian Organisations, 2004. © European Union, 1995-2013</text:p>
        </text:list-item>
        <text:list-item>
          <text:p text:style-name="P1">Humanitarian Practice Network. (2010) Good Practice Review Number 8: Operational security management in violent environments (Revised Ed.). Overseas Development Institute. Available at: http://www.odihpn.org. Proprietry. © Overseas Development Institute, London, 2010.</text:p>
        </text:list-item>
        <text:list-item>
          <text:p text:style-name="P1">Fellow Security Initiative. 2008. The Social Entrepreneur\'s Security Toolkit. Ashoka: Innovators for the Public. Available at http://www.ashoka.org. Proprietry. Copyright © 2008, Ashoka: Innovators for the Public</text:p>
        </text:list-item>
        <text:list-item>
          <text:p text:style-name="P1">Schmickle, Sharon. 2007. Reporting War. Dart Center for Journalism &amp; Trauma and the Dart Society. Available at http://www.dartcenter.org. Proprietry. © 2007 Dart Center for Journalism &amp; Trauma and the Dart Society.</text:p>
        </text:list-item>
        <text:list-item>
          <text:p text:style-name="P1">Smyth, Frank. (2012). Journalist Security Guide. Committee to Protect Journalists. Available at http://www.cpj.org. Proprietry</text:p>
        </text:list-item>
        <text:list-item>
          <text:p text:style-name="P1">BBC. (2009). Journalism Safety Guide. BBC. Available at http://www.bbc.co.uk. Proprietry</text:p>
        </text:list-item>
        <text:list-item>
          <text:p text:style-name="P1">Eguren, Enrique. &amp; Caraj, Marie. 2008. New Protection Manual for Human Rights Defenders (3rd Ed.). Protection International. Available at http://www.protectioninternational.org. Proprietry. Copyright© 2008 by Protection International. This manual has been produced for the benefit of human rights defenders and may be quoted from or photocopied for non commercial purposes as long as the source/authors are acknowledged. For its inclusion in other publications or other uses please ask for authorization.</text:p>
        </text:list-item>
      </text:list>
      <text:h text:style-name="Heading_20_2" text:outline-level="2">UMBRELLA LICENCE</text:h>
      <text:p text:style-name="First_20_paragraph">Umbrella by Security First is licensed under a Creative Commons Attribution-NonCommercial-ShareAlike 4.0 International License.</text:p>
      <text:h text:style-name="Heading_20_2" text:outline-level="2">Creative Commons Attribution-NonCommercial-ShareAlike 4.0 International Public License</text:h>
      <text:p text:style-name="First_20_paragraph">By exercising the Licensed Rights (defined below), You accept and agree to be bound by the terms and conditions of this Creative Commons Attribution-NonCommercial-ShareAlike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h text:style-name="Heading_20_3" text:outline-level="3">Section 1 – Definitions.</text:h>
      <text:list text:style-name="L2">
        <text:list-item>
          <text:p text:style-name="P2"><text:span text:style-name="T1">Adapted</text:span><text:span text:style-name="T2"> </text:span><text:span text:style-name="T3">Material</text:span>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2"><text:span text:style-name="T4">Adapter\'s</text:span><text:span text:style-name="T5"> </text:span><text:span text:style-name="T6">License</text:span> means the license You apply to Your Copyright and Similar Rights in Your contributions to Adapted Material in accordance with the terms and conditions of this Public License.</text:p>
        </text:list-item>
        <text:list-item>
          <text:p text:style-name="P2"><text:span text:style-name="T7">BY-NC-SA</text:span><text:span text:style-name="T8"> </text:span><text:span text:style-name="T9">Compatible</text:span><text:span text:style-name="T10"> </text:span><text:span text:style-name="T11">License</text:span> means a license listed at creativecommons.org/compatiblelicenses, approved by Creative Commons as essentially the equivalent of this Public License.</text:p>
        </text:list-item>
        <text:list-item>
          <text:p text:style-name="P2"><text:span text:style-name="T12">Copyright</text:span><text:span text:style-name="T13"> </text:span><text:span text:style-name="T14">and</text:span><text:span text:style-name="T15"> </text:span><text:span text:style-name="T16">Similar</text:span><text:span text:style-name="T17"> </text:span><text:span text:style-name="T18">Rights</text:span>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2"><text:span text:style-name="T19">Effective</text:span><text:span text:style-name="T20"> </text:span><text:span text:style-name="T21">Technological</text:span><text:span text:style-name="T22"> </text:span><text:span text:style-name="T23">Measures</text:span>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2"><text:span text:style-name="T24">Exceptions</text:span><text:span text:style-name="T25"> </text:span><text:span text:style-name="T26">and</text:span><text:span text:style-name="T27"> </text:span><text:span text:style-name="T28">Limitations</text:span> means fair use, fair dealing, and/or any other exception or limitation to Copyright and Similar Rights that applies to Your use of the Licensed Material.</text:p>
        </text:list-item>
        <text:list-item>
          <text:p text:style-name="P2"><text:span text:style-name="T29">License</text:span><text:span text:style-name="T30"> </text:span><text:span text:style-name="T31">Elements</text:span> means the license attributes listed in the name of a Creative Commons Public License. The License Elements of this Public License are Attribution, NonCommercial, and ShareAlike.</text:p>
        </text:list-item>
        <text:list-item>
          <text:p text:style-name="P2"><text:span text:style-name="T32">Licensed</text:span><text:span text:style-name="T33"> </text:span><text:span text:style-name="T34">Material</text:span> means the artistic or literary work, database, or other material to which the Licensor applied this Public License.</text:p>
        </text:list-item>
        <text:list-item>
          <text:p text:style-name="P2"><text:span text:style-name="T35">Licensed</text:span><text:span text:style-name="T36"> </text:span><text:span text:style-name="T37">Rights</text:span>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2"><text:span text:style-name="T38">Licensor</text:span> means the individual(s) or entity(ies) granting rights under this Public License.</text:p>
        </text:list-item>
        <text:list-item>
          <text:p text:style-name="P2"><text:span text:style-name="T39">NonCommercial</text:span>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2"><text:span text:style-name="T40">Share</text:span>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2"><text:span text:style-name="T41">Sui</text:span><text:span text:style-name="T42"> </text:span><text:span text:style-name="T43">Generis</text:span><text:span text:style-name="T44"> </text:span><text:span text:style-name="T45">Database</text:span><text:span text:style-name="T46"> </text:span><text:span text:style-name="T47">Rights</text:span>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2"><text:span text:style-name="T48">You</text:span> means the individual or entity exercising the Licensed Rights under this Public License. Your has a corresponding meaning.</text:p>
        </text:list-item>
      </text:list>
      <text:h text:style-name="Heading_20_3" text:outline-level="3">Section 2 – Scope.</text:h>
      <text:list text:style-name="L3">
        <text:list-item>
          <text:p text:style-name="P3"><text:span text:style-name="T49">License</text:span><text:span text:style-name="T50"> </text:span><text:span text:style-name="T51">grant.</text:span></text:p>
          <text:list>
            <text:list-item>
              <text:p text:style-name="P3">Subject to the terms and conditions of this Public License, the Licensor hereby grants You a worldwide, royalty-free, non-sublicensable, non-exclusive, irrevocable license to exercise the Licensed Rights in the Licensed Material to:</text:p>
              <text:list text:style-name="L4">
                <text:list-item>
                  <text:p text:style-name="P4">reproduce and Share the Licensed Material, in whole or in part, for NonCommercial purposes only; and</text:p>
                </text:list-item>
                <text:list-item>
                  <text:p text:style-name="P4">produce, reproduce, and Share Adapted Material for NonCommercial purposes only.</text:p>
                </text:list-item>
              </text:list>
            </text:list-item>
            <text:list-item>
              <text:p text:style-name="P3">Exceptions and Limitations. For the avoidance of doubt, where Exceptions and Limitations apply to Your use, this Public License does not apply, and You do not need to comply with its terms and conditions.</text:p>
            </text:list-item>
            <text:list-item>
              <text:p text:style-name="P3">Term. The term of this Public License is specified in Section 6(a).</text:p>
            </text:list-item>
            <text:list-item>
              <text:p text:style-name="P3">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4) never produces Adapted Material.</text:p>
            </text:list-item>
            <text:list-item>
              <text:p text:style-name="P3">Downstream recipients.</text:p>
              <text:list text:style-name="L5">
                <text:list-item>
                  <text:p text:style-name="P5">Offer from the Licensor – Licensed Material. Every recipient of the Licensed Material automatically receives an offer from the Licensor to exercise the Licensed Rights under the terms and conditions of this Public License.</text:p>
                </text:list-item>
                <text:list-item>
                  <text:p text:style-name="P5">Additional offer from the Licensor – Adapted Material. Every recipient of Adapted Material from You automatically receives an offer from the Licensor to exercise the Licensed Rights in the Adapted Material under the conditions of the Adapter’s License You apply.</text:p>
                </text:list-item>
                <text:list-item>
                  <text:p text:style-name="P5">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text:span text:style-name="T52">Other</text:span><text:span text:style-name="T53"> </text:span><text:span text:style-name="T54">rights.</text:span></text:p>
          <text:list>
            <text:list-item>
              <text:p text:style-name="P5">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5">Patent and trademark rights are not licensed under this Public License.</text:p>
            </text:list-item>
            <text:list-item>
              <text:p text:style-name="P5">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h text:style-name="Heading_20_3" text:outline-level="3">Section 3 – License Conditions.</text:h>
      <text:p text:style-name="First_20_paragraph">Your exercise of the Licensed Rights is expressly made subject to the following conditions.</text:p>
      <text:list text:style-name="L6">
        <text:list-item>
          <text:p text:style-name="P6">Attribution.</text:p>
          <text:list text:style-name="L7">
            <text:list-item>
              <text:p text:style-name="P7">If You Share the Licensed Material (including in modified form), You must:</text:p>
              <text:list text:style-name="L8">
                <text:list-item>
                  <text:p text:style-name="P8">retain the following if it is supplied by the Licensor with the Licensed Material:</text:p>
                  <text:list text:style-name="L9">
                    <text:list-item>
                      <text:p text:style-name="P9">identification of the creator(s) of the Licensed Material and any others designated to receive attribution, in any reasonable manner requested by the Licensor (including by pseudonym if designated);</text:p>
                    </text:list-item>
                    <text:list-item>
                      <text:p text:style-name="P9">a copyright notice;</text:p>
                    </text:list-item>
                    <text:list-item>
                      <text:p text:style-name="P9">a notice that refers to this Public License;</text:p>
                    </text:list-item>
                    <text:list-item>
                      <text:p text:style-name="P9">a notice that refers to the disclaimer of warranties;</text:p>
                    </text:list-item>
                    <text:list-item>
                      <text:p text:style-name="P9">a URI or hyperlink to the Licensed Material to the extent reasonably practicable;</text:p>
                    </text:list-item>
                  </text:list>
                </text:list-item>
                <text:list-item>
                  <text:p text:style-name="P8">indicate if You modified the Licensed Material and retain an indication of any previous modifications; and</text:p>
                </text:list-item>
                <text:list-item>
                  <text:p text:style-name="P8">indicate the Licensed Material is licensed under this Public License, and include the text of, or the URI or hyperlink to, this Public License.</text:p>
                </text:list-item>
              </text:list>
            </text:list-item>
            <text:list-item>
              <text:p text:style-name="P7">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7">If requested by the Licensor, You must remove any of the information required by Section 3(a)(1)(A) to the extent reasonably practicable.</text:p>
            </text:list-item>
          </text:list>
        </text:list-item>
        <text:list-item>
          <text:p text:style-name="P6">ShareAlike.<text:line-break/>In addition to the conditions in Section 3(a), if You Share Adapted Material You produce, the following conditions also apply.</text:p>
          <text:list text:style-name="L10">
            <text:list-item>
              <text:p text:style-name="P10">The Adapter’s License You apply must be a Creative Commons license with the same License Elements, this version or later, or a BY-NC-SA Compatible License.</text:p>
            </text:list-item>
            <text:list-item>
              <text:p text:style-name="P10">You must include the text of, or the URI or hyperlink to, the Adapter\'s License You apply. You may satisfy this condition in any reasonable manner based on the medium, means, and context in which You Share Adapted Material.</text:p>
            </text:list-item>
            <text:list-item>
              <text:p text:style-name="P10">You may not offer or impose any additional or different terms or conditions on, or apply any Effective Technological Measures to, Adapted Material that restrict exercise of the rights granted under the Adapter\'s License You apply.</text:p>
            </text:list-item>
          </text:list>
        </text:list-item>
      </text:list>
      <text:h text:style-name="Heading_20_3" text:outline-level="3">Section 4 – Sui Generis Database Rights.</text:h>
      <text:p text:style-name="First_20_paragraph">Where the Licensed Rights include Sui Generis Database Rights that apply to Your use of the Licensed Material:</text:p>
      <text:list text:style-name="L11">
        <text:list-item>
          <text:p text:style-name="P11">for the avoidance of doubt, Section 2(a)(1) grants You the right to extract, reuse, reproduce, and Share all or a substantial portion of the contents of the database for NonCommercial purposes only;</text:p>
        </text:list-item>
        <text:list-item>
          <text:p text:style-name="P11">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text:p>
        </text:list-item>
        <text:list-item>
          <text:p text:style-name="P11">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h text:style-name="Heading_20_3" text:outline-level="3">Section 5 – Disclaimer of Warranties and Limitation of Liability.</text:h>
      <text:list text:style-name="L12">
        <text:list-item>
          <text:p text:style-name="P12">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12">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12">The disclaimer of warranties and limitation of liability provided above shall be interpreted in a manner that, to the extent possible, most closely approximates an absolute disclaimer and waiver of all liability.</text:p>
        </text:list-item>
      </text:list>
      <text:h text:style-name="Heading_20_3" text:outline-level="3">Section 6 – Term and Termination.</text:h>
      <text:list text:style-name="L13">
        <text:list-item>
          <text:p text:style-name="P13">This Public License applies for the term of the Copyright and Similar Rights licensed here. However, if You fail to comply with this Public License, then Your rights under this Public License terminate automatically.</text:p>
        </text:list-item>
        <text:list-item>
          <text:p text:style-name="P13">Where Your right to use the Licensed Material has terminated under Section 6(a), it reinstates:</text:p>
          <text:list text:style-name="L14">
            <text:list-item>
              <text:p text:style-name="P14">automatically as of the date the violation is cured, provided it is cured within 30 days of Your discovery of the violation; or</text:p>
            </text:list-item>
            <text:list-item>
              <text:p text:style-name="P14">upon express reinstatement by the Licensor.</text:p>
            </text:list-item>
          </text:list>
        </text:list-item>
      </text:list>
      <text:p text:style-name="First_20_paragraph">For the avoidance of doubt, this Section 6(b) does not affect any right the Licensor may have to seek remedies for Your violations of this Public License.</text:p>
      <text:list text:style-name="L15">
        <text:list-item>
          <text:p text:style-name="P15">For the avoidance of doubt, the Licensor may also offer the Licensed Material under separate terms or conditions or stop distributing the Licensed Material at any time; however, doing so will not terminate this Public License.</text:p>
        </text:list-item>
        <text:list-item>
          <text:p text:style-name="P15">Sections 1, 5, 6, 7, and 8 survive termination of this Public License.</text:p>
        </text:list-item>
      </text:list>
      <text:h text:style-name="Heading_20_3" text:outline-level="3">Section 7 – Other Terms and Conditions.</text:h>
      <text:list text:style-name="L16">
        <text:list-item>
          <text:p text:style-name="P16">The Licensor shall not be bound by any additional or different terms or conditions communicated by You unless expressly agreed.</text:p>
        </text:list-item>
        <text:list-item>
          <text:p text:style-name="P16">Any arrangements, understandings, or agreements regarding the Licensed Material not stated herein are separate from and independent of the terms and conditions of this Public License.</text:p>
        </text:list-item>
      </text:list>
      <text:h text:style-name="Heading_20_3" text:outline-level="3">Section 8 – Interpretation.</text:h>
      <text:list text:style-name="L17">
        <text:list-item>
          <text:p text:style-name="P17">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17">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17">No term or condition of this Public License will be waived and no failure to comply consented to unless expressly agreed to by the Licensor.</text:p>
        </text:list-item>
        <text:list-item>
          <text:p text:style-name="P17">Nothing in this Public License constitutes or may be interpreted as a limitation upon, or waiver of, any privileges and immunities that apply to the Licensor or You, including from the legal processes of any jurisdiction or authority.</text:p>
        </text:list-item>
      </text:list>
      <text:h text:style-name="Heading_20_2" text:outline-level="2">Umbrella - Code Licence:</text:h>
      <text:p text:style-name="First_20_paragraph">GNU GENERAL PUBLIC LICENSE<text:line-break/>Version 3, 29 June 2007<text:line-break/>Copyright (C) 2007 Free Software Foundation, Inc.<text:line-break/><text:line-break/>Everyone is permitted to copy and distribute verbatim copies of this license document, but changing it is not allowed.</text:p>
      <text:h text:style-name="Heading_20_3" text:outline-level="3">Preamble</text:h>
      <text:p text:style-name="First_20_paragraph">The GNU General Public License is a free, copyleft license for software and other kinds of works.</text:p>
      <text:p text:style-name="Text_20_body">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Text_20_body">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Text_20_body">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Text_20_body">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Text_20_body">Developers that use the GNU GPL protect your rights with two steps: (1) assert copyright on the software, and (2) offer you this License giving you legal permission to copy, distribute and/or modify it.</text:p>
      <text:p text:style-name="Text_20_body">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Text_20_body">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Text_20_body">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Text_20_body">The precise terms and conditions for copying, distribution and modification follow.</text:p>
      <text:h text:style-name="Heading_20_2" text:outline-level="2">TERMS AND CONDITIONS</text:h>
      <text:h text:style-name="Heading_20_3" text:outline-level="3">0. Definitions.</text:h>
      <text:p text:style-name="First_20_paragraph">“This License” refers to version 3 of the GNU General Public License.</text:p>
      <text:p text:style-name="Text_20_body">“Copyright” also means copyright-like laws that apply to other kinds of works, such as semiconductor masks.</text:p>
      <text:p text:style-name="Text_20_body">“The Program” refers to any copyrightable work licensed under this License. Each licensee is addressed as “you”. “Licensees” and “recipients” may be individuals or organizations.</text:p>
      <text:p text:style-name="Text_20_body">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Text_20_body">A “covered work” means either the unmodified Program or a work based on the Program.</text:p>
      <text:p text:style-name="Text_20_body">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Text_20_body">To “convey” a work means any kind of propagation that enables other parties to make or receive copies. Mere interaction with a user through a computer network, with no transfer of a copy, is not conveying.</text:p>
      <text:p text:style-name="Text_20_body">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Heading_20_3" text:outline-level="3">1. Source Code.</text:h>
      <text:p text:style-name="First_20_paragraph">The “source code” for a work means the preferred form of the work for making modifications to it. “Object code” means any non-source form of a work.</text:p>
      <text:p text:style-name="Text_20_body">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Text_20_body">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Text_20_body">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Text_20_body">The Corresponding Source need not include anything that users can regenerate automatically from other parts of the Corresponding Source.</text:p>
      <text:p text:style-name="Text_20_body">The Corresponding Source for a work in source code form is that same work.</text:p>
      <text:h text:style-name="Heading_20_3" text:outline-level="3">2. Basic Permissions.</text:h>
      <text:p text:style-name="First_20_paragraph">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Text_20_body">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Text_20_body">Conveying under any other circumstances is permitted solely under the conditions stated below. Sublicensing is not allowed; section 10 makes it unnecessary.</text:p>
      <text:h text:style-name="Heading_20_3" text:outline-level="3">3. Protecting Users\' Legal Rights From Anti-Circumvention Law.</text:h>
      <text:p text:style-name="First_20_paragraph">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Text_20_body">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Heading_20_3" text:outline-level="3">4. Conveying Verbatim Copies.</text:h>
      <text:p text:style-name="First_20_paragraph">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Text_20_body">You may charge any price or no price for each copy that you convey, and you may offer support or warranty protection for a fee.</text:p>
      <text:h text:style-name="Heading_20_3" text:outline-level="3">5. Conveying Modified Source Versions.</text:h>
      <text:p text:style-name="First_20_paragraph">You may convey a work based on the Program, or the modifications to produce it from the Program, in the form of source code under the terms of section 4, provided that you also meet all of these conditions:</text:p>
      <text:list text:style-name="L18">
        <text:list-item>
          <text:p text:style-name="P18">a) The work must carry prominent notices stating that you modified it, and giving a relevant date.</text:p>
        </text:list-item>
        <text:list-item>
          <text:p text:style-name="P18">b) The work must carry prominent notices stating that it is released under this License and any conditions added under section 7. This requirement modifies the requirement in section 4 to “keep intact all notices”.</text:p>
        </text:list-item>
        <text:list-item>
          <text:p text:style-name="P18">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text:p>
        </text:list-item>
        <text:list-item>
          <text:p text:style-name="P18">d) If the work has interactive user interfaces, each must display Appropriate Legal Notices; however, if the Program has interactive interfaces that do not display Appropriate Legal Notices, your work need not make them do so.</text:p>
        </text:list-item>
      </text:list>
      <text:p text:style-name="First_20_paragraph">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Heading_20_3" text:outline-level="3">6. Conveying Non-Source Forms.</text:h>
      <text:p text:style-name="First_20_paragraph">You may convey a covered work in object code form under the terms of sections 4 and 5, provided that you also convey the machine-readable Corresponding Source under the terms of this License, in one of these ways:</text:p>
      <text:list text:style-name="L19">
        <text:list-item>
          <text:p text:style-name="P19">a) Convey the object code in, or embodied in, a physical product (including a physical distribution medium), accompanied by the Corresponding Source fixed on a durable physical medium customarily used for software interchange.</text:p>
        </text:list-item>
        <text:list-item>
          <text:p text:style-name="P19">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text:p>
        </text:list-item>
        <text:list-item>
          <text:p text:style-name="P19">c) Convey individual copies of the object code with a copy of the written offer to provide the Corresponding Source. This alternative is allowed only occasionally and noncommercially, and only if you received the object code with such an offer, in accord with subsection 6b.</text:p>
        </text:list-item>
        <text:list-item>
          <text:p text:style-name="P19">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text:p>
        </text:list-item>
        <text:list-item>
          <text:p text:style-name="P19">e) Convey the object code using peer-to-peer transmission, provided you inform other peers where the object code and Corresponding Source of the work are being offered to the general public at no charge under subsection 6d.</text:p>
        </text:list-item>
      </text:list>
      <text:p text:style-name="First_20_paragraph">A separable portion of the object code, whose source code is excluded from the Corresponding Source as a System Library, need not be included in conveying the object code work.</text:p>
      <text:p text:style-name="Text_20_body">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Text_20_body">“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Text_20_body">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Text_20_body">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Text_20_body">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Heading_20_3" text:outline-level="3">7. Additional Terms.</text:h>
      <text:p text:style-name="First_20_paragraph">“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Text_20_body">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Text_20_body">Notwithstanding any other provision of this License, for material you add to a covered work, you may (if authorized by the copyright holders of that material) supplement the terms of this License with terms:</text:p>
      <text:list text:style-name="L20">
        <text:list-item>
          <text:p text:style-name="P20">a) Disclaiming warranty or limiting liability differently from the terms of sections 15 and 16 of this License; or</text:p>
        </text:list-item>
        <text:list-item>
          <text:p text:style-name="P20">b) Requiring preservation of specified reasonable legal notices or author attributions in that material or in the Appropriate Legal Notices displayed by works containing it; or</text:p>
        </text:list-item>
        <text:list-item>
          <text:p text:style-name="P20">c) Prohibiting misrepresentation of the origin of that material, or requiring that modified versions of such material be marked in reasonable ways as different from the original version; or</text:p>
        </text:list-item>
        <text:list-item>
          <text:p text:style-name="P20">d) Limiting the use for publicity purposes of names of licensors or authors of the material; or</text:p>
        </text:list-item>
        <text:list-item>
          <text:p text:style-name="P20">e) Declining to grant rights under trademark law for use of some trade names, trademarks, or service marks; or</text:p>
        </text:list-item>
        <text:list-item>
          <text:p text:style-name="P20">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list-item>
      </text:list>
      <text:p text:style-name="First_20_paragraph">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Text_20_body">If you add terms to a covered work in accord with this section, you must place, in the relevant source files, a statement of the additional terms that apply to those files, or a notice indicating where to find the applicable terms.</text:p>
      <text:p text:style-name="Text_20_body">Additional terms, permissive or non-permissive, may be stated in the form of a separately written license, or stated as exceptions; the above requirements apply either way.</text:p>
      <text:h text:style-name="Heading_20_3" text:outline-level="3">8. Termination.</text:h>
      <text:p text:style-name="First_20_paragraph">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Heading_20_3" text:outline-level="3">9. Acceptance Not Required for Having Copies.</text:h>
      <text:p text:style-name="First_20_paragraph">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Heading_20_3" text:outline-level="3">10. Automatic Licensing of Downstream Recipients.</text:h>
      <text:p text:style-name="First_20_paragraph">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Text_20_body">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Text_20_body">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Heading_20_3" text:outline-level="3">11. Patents.</text:h>
      <text:p text:style-name="First_20_paragraph">A “contributor” is a copyright holder who authorizes use under this License of the Program or a work on which the Program is based. The work thus licensed is called the contributor\'s “contributor version”.</text:p>
      <text:p text:style-name="Text_20_body">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Text_20_body">Each contributor grants you a non-exclusive, worldwide, royalty-free patent license under the contributor\'s essential patent claims, to make, use, sell, offer for sale, import and otherwise run, modify and propagate the contents of its contributor version.</text:p>
      <text:p text:style-name="Text_20_body">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Text_20_body">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Text_20_body">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Text_20_body">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Text_20_body">Nothing in this License shall be construed as excluding or limiting any implied license or other defenses to infringement that may otherwise be available to you under applicable patent law.</text:p>
      <text:h text:style-name="Heading_20_3" text:outline-level="3">12. No Surrender of Others\' Freedom.</text:h>
      <text:p text:style-name="First_20_paragraph">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Heading_20_3" text:outline-level="3">13. Use with the GNU Affero General Public License.</text:h>
      <text:p text:style-name="First_20_paragraph">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Heading_20_3" text:outline-level="3">14. Revised Versions of this License.</text:h>
      <text:p text:style-name="First_20_paragraph">The Free Software Foundation may publish revised and/or new versions of the GNU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Text_20_body">If the Program specifies that a proxy can decide which future versions of the GNU General Public License can be used, that proxy\'s public statement of acceptance of a version permanently authorizes you to choose that version for the Program.</text:p>
      <text:p text:style-name="Text_20_body">Later license versions may give you additional or different permissions. However, no additional obligations are imposed on any author or copyright holder as a result of your choosing to follow a later version.</text:p>
      <text:h text:style-name="Heading_20_3" text:outline-level="3">15. Disclaimer of Warranty.</text:h>
      <text:p text:style-name="First_20_paragraph">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Heading_20_3" text:outline-level="3">16. Limitation of Liability.</text:h>
      <text:p text:style-name="First_20_paragraph">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Heading_20_3" text:outline-level="3">17. Interpretation of Sections 15 and 16.</text:h>
      <text:p text:style-name="First_20_paragraph">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Text_20_body">END OF TERMS AND CONDITIONS</text:p>
      <text:p text:style-name="Text_20_body">review_sources_for_feed : Please review sources you want for your feed half_hour : 30 min passwords_do_not_match : Passwords do not match. filled : filled lat_updated : Last updated no_feed_updates : There were no news updates for your chosen country, pull to refresh. no_check_items_started_on_yet : No check items started on yet log_in : Log In default_db_password : umbrella manually : Manually click_to_add_new_tasks : Click here to add new tasks – you’ll need to create a password for this! title_activity_tour : Tour you_have_successfully_set_your_password : You have successfully set your password. beginner : Beginner set_location_source_in_settings : Please set sources and location in the settings no_results_label : No results found section1_tab_title1 : Lesson hello_world : Hello world! disable_password : Don\'t ask for password again tour_slide_3_text : Use checklists to mark your progress swipe_left_to_read : Swipe left to read through the lesson or click on a tab to go straight to that section\n\nYou can also skip straight to the checklist disable : Disable navigation_drawer_close : Close navigation drawer no_network_message : No network connection available. Please try again later. action_search : Search tour_slide_1_text : Umbrella makes your security simple text_item_has_to_be_longer : The item text has to be longer than that results : results advanced : Advanced no_feed_items_label : There is currently no results with your chosen settings. Please tap to revise and change them add_new_checkitem : Add a new check item no_sources_selected : No sources selected skip_password_title : Skip setting password action_finish : Finish country_selected : Country selected result_while_searching_for : result while searching for unfauvorite : Unfavourite enable : Enable close_drawer : Open select_feed_sources : Select The Feed Sources choose_refresh_inteval : Choose refresh interval: reset_password : Reset Password select_action : Select an action terms_conditions : Terms and Conditions you_have_added_new_item : You have added a new item. btn_login : Login hello_blank_fragment : Hello blank fragment reset_password_title : Confirm reset password terms_html :</text:p>
      <text:p text:style-name="Text_20_body"><text:span text:style-name="T55">Most</text:span><text:span text:style-name="T56"> </text:span><text:span text:style-name="T57">important</text:span><text:span text:style-name="T58"> </text:span><text:span text:style-name="T59">Terms</text:span><text:span text:style-name="T60"> </text:span><text:span text:style-name="T61">and</text:span><text:span text:style-name="T62"> </text:span><text:span text:style-name="T63">Privacy</text:span><text:span text:style-name="T64"> </text:span><text:span text:style-name="T65">points</text:span></text:p>
      <text:p text:style-name="Text_20_body">Terms of Service and Privacy Policies are important. You should always know what you’re agreeing to, so you should always read the terms and conditions carefully. You can read ours in full <text:a xlink:type="simple" xlink:href="'https://secfirst.org/terms.html'" office:name=""><text:span text:style-name="Definition">here.</text:span></text:a></text:p>
      <text:p text:style-name="Text_20_body">That said, we know people don’t usually read them all that carefully, so we’ve outlined the main points of ours below.</text:p>
      <text:p text:style-name="Text_20_body">•   <text:span text:style-name="T66">We</text:span><text:span text:style-name="T67"> </text:span><text:span text:style-name="T68">don’t</text:span><text:span text:style-name="T69"> </text:span><text:span text:style-name="T70">take</text:span><text:span text:style-name="T71"> </text:span><text:span text:style-name="T72">your</text:span><text:span text:style-name="T73"> </text:span><text:span text:style-name="T74">data</text:span> – We take your security and privacy very seriously. That’s why we don’t take any personal data from you and you stay anonymous. We don’t have access to anything you store or input into the app – that information is only stored on your device. (This means that we can’t recover your data if you accidently delete it or forget your password.) We can’t see anything about you, so no one else can either.</text:p>
      <text:p text:style-name="Text_20_body">•   <text:span text:style-name="T75">We</text:span><text:span text:style-name="T76"> </text:span><text:span text:style-name="T77">don’t</text:span><text:span text:style-name="T78"> </text:span><text:span text:style-name="T79">track</text:span><text:span text:style-name="T80"> </text:span><text:span text:style-name="T81">you</text:span> – If you want to use the dashboard to get up-to-date information on risks in your area, you just enter the city – we don’t track your location. Ever.</text:p>
      <text:p text:style-name="Text_20_body">•   <text:span text:style-name="T82">We</text:span><text:span text:style-name="T83"> </text:span><text:span text:style-name="T84">recommend</text:span><text:span text:style-name="T85"> </text:span><text:span text:style-name="T86">you</text:span><text:span text:style-name="T87"> </text:span><text:span text:style-name="T88">use</text:span><text:span text:style-name="T89"> </text:span><text:span text:style-name="T90">a</text:span><text:span text:style-name="T91"> </text:span><text:span text:style-name="T92">password</text:span> – If you want to save your checklists and keep an eye on your progress, we recommend you put a password on the app. This will encrypt the app. If someone gets their hands on your phone you don’t want them knowing which security protocols you’ve implemented and which you haven’t. We haven’t made this compulsory in case you weren’t storing much, but we think you’re better safe than sorry.</text:p>
      <text:p text:style-name="Text_20_body">•   <text:span text:style-name="T93">We’re</text:span><text:span text:style-name="T94"> </text:span><text:span text:style-name="T95">not</text:span><text:span text:style-name="T96"> </text:span><text:span text:style-name="T97">liable</text:span> – Umbrella is an app full of advice on what to do in risky situations. This advice may not always apply and you should consider all potential risks, use a wide range of advice, and use your own judgement before deciding what to do. We hope you’ll understand that we are not liable or responsible for the actions you take – basically that whatever you do is done at your own risk.</text:p>
      <text:p text:style-name="Text_20_body">•   <text:span text:style-name="T98">It’s</text:span><text:span text:style-name="T99"> </text:span><text:span text:style-name="T100">free</text:span> – Umbrella is free to use and there are no advertisements. Its development is supported by grants and training revenue. Like us, almost all the tools we recommend are free, open-source, and where appropriate, end-to-end encrypted.</text:p>
      <text:p text:style-name="Text_20_body">action_next : Next app_name : Umbrella feed_sources : Feed sources title_activity_lesson : LessonActivity password_reset_notification : Password reset and all data removed. intermediate : Advanced skip : Skip pw_hint : Password reset_password_text : Are you sure you want to reset your password? This also means losing any data you might have entered so far\n dashboard : Dashboard thank_you : Thank You search_result : search result password_one_digit : Password must have at least one digit password_one_capital : Password must have at least one capital letter favourite : Favourite thank_you_html :</text:p>
      <text:h text:style-name="Heading_20_2" text:outline-level="2">THANK YOU</text:h>
      <text:p text:style-name="First_20_paragraph">Umbrella would not be possible without the work, advice, friendship and cups of tea from our friends at:<text:line-break/>Amnesty International</text:p>
      <text:p text:style-name="Text_20_body">Ashoka Foundation</text:p>
      <text:p text:style-name="Text_20_body">CARE International</text:p>
      <text:p text:style-name="Text_20_body">Centre for Safety and Development</text:p>
      <text:p text:style-name="Text_20_body">Committee to Project Journalists</text:p>
      <text:p text:style-name="Text_20_body">Dart Center for Journalism and Trauma</text:p>
      <text:p text:style-name="Text_20_body">Electronic Frontier Foundation</text:p>
      <text:p text:style-name="Text_20_body">European Commission\'s Humanitarian Aid and Civil Protection Department</text:p>
      <text:p text:style-name="Text_20_body">European Interagency Security Forum</text:p>
      <text:p text:style-name="Text_20_body">Frontline Defenders</text:p>
      <text:p text:style-name="Text_20_body">Humanitarian Response</text:p>
      <text:p text:style-name="Text_20_body">iiLab</text:p>
      <text:p text:style-name="Text_20_body">Internews</text:p>
      <text:p text:style-name="Text_20_body">LevelUp</text:p>
      <text:p text:style-name="Text_20_body">Open Technology Fund</text:p>
      <text:p text:style-name="Text_20_body">Overseas Development Institute</text:p>
      <text:p text:style-name="Text_20_body">Protection International</text:p>
      <text:p text:style-name="Text_20_body">Rory Peck Trust</text:p>
      <text:p text:style-name="Text_20_body">Small World News</text:p>
      <text:p text:style-name="Text_20_body">Tactical Technology Collective</text:p>
      <text:p text:style-name="Text_20_body">The Engine Room</text:p>
      <text:p text:style-name="Text_20_body">The Guardian Project</text:p>
      <text:p text:style-name="Text_20_body">Videre</text:p>
      <text:p text:style-name="Text_20_body">And many other wonderful people!</text:p>
      <text:p text:style-name="Text_20_body">choose_stronger_password : "You must choose a stronger password. " swipe_to_view_menu : Click here or swipe from the side of your screen to view the menu at any time tour_slide_4_text : Stay up to date with the latest information on where you 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